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nco de dados biblioteca</text:h>
      <text:h text:outline-level="2" text:style-name="Heading_2" text:is-list-header="true">Estrutura para tabela assunto</text:h>
      <table:table table:name="assunt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assunt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cricao</text:p>
          </table:table-cell>
          <table:table-cell office:value-type="string">
            <text:p>varchar(2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assunto</text:h>
      <table:table table:name="assunto_structure">
        <table:table-column table:number-columns-repeated="2"/>
        <table:table-row>
          <table:table-cell office:value-type="string">
            <text:p>id_assunto</text:p>
          </table:table-cell>
          <table:table-cell office:value-type="string">
            <text:p>descricao</text:p>
          </table:table-cell>
        </table:table-row>
      </table:table>
      <text:h text:outline-level="2" text:style-name="Heading_2" text:is-list-header="true">Estrutura para tabela autor</text:h>
      <table:table table:name="autor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autor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cionalidade</text:p>
          </table:table-cell>
          <table:table-cell office:value-type="string">
            <text:p>varchar(5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autor</text:h>
      <table:table table:name="autor_structure">
        <table:table-column table:number-columns-repeated="3"/>
        <table:table-row>
          <table:table-cell office:value-type="string">
            <text:p>id_autor</text:p>
          </table:table-cell>
          <table:table-cell office:value-type="string">
            <text:p>nome</text:p>
          </table:table-cell>
          <table:table-cell office:value-type="string">
            <text:p>nacionalidade</text:p>
          </table:table-cell>
        </table:table-row>
      </table:table>
      <text:h text:outline-level="2" text:style-name="Heading_2" text:is-list-header="true">Estrutura para tabela editora</text:h>
      <table:table table:name="editora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editora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editora</text:h>
      <table:table table:name="editora_structure">
        <table:table-column table:number-columns-repeated="2"/>
        <table:table-row>
          <table:table-cell office:value-type="string">
            <text:p>id_editora</text:p>
          </table:table-cell>
          <table:table-cell office:value-type="string">
            <text:p>nome</text:p>
          </table:table-cell>
        </table:table-row>
      </table:table>
      <text:h text:outline-level="2" text:style-name="Heading_2" text:is-list-header="true">Estrutura para tabela emprestimo</text:h>
      <table:table table:name="emprestim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emprestim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emprestimo</text:p>
          </table:table-cell>
          <table:table-cell office:value-type="string">
            <text:p>date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devolucao_prevista</text:p>
          </table:table-cell>
          <table:table-cell office:value-type="string">
            <text:p>date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devolucao_real</text:p>
          </table:table-cell>
          <table:table-cell office:value-type="string">
            <text:p>date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usuari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usuario (id_usuari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livr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livro (id_livr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emprestimo</text:h>
      <table:table table:name="emprestimo_structure">
        <table:table-column table:number-columns-repeated="6"/>
        <table:table-row>
          <table:table-cell office:value-type="string">
            <text:p>id_emprestimo</text:p>
          </table:table-cell>
          <table:table-cell office:value-type="string">
            <text:p>data_emprestimo</text:p>
          </table:table-cell>
          <table:table-cell office:value-type="string">
            <text:p>data_devolucao_prevista</text:p>
          </table:table-cell>
          <table:table-cell office:value-type="string">
            <text:p>data_devolucao_real</text:p>
          </table:table-cell>
          <table:table-cell office:value-type="string">
            <text:p>id_usuario</text:p>
          </table:table-cell>
          <table:table-cell office:value-type="string">
            <text:p>id_livro</text:p>
          </table:table-cell>
        </table:table-row>
      </table:table>
      <text:h text:outline-level="2" text:style-name="Heading_2" text:is-list-header="true">Estrutura para tabela livro</text:h>
      <table:table table:name="livr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livr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tulo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sbn</text:p>
          </table:table-cell>
          <table:table-cell office:value-type="string">
            <text:p>varchar(5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uantidade_disponivel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editora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editora (id_editor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livro</text:h>
      <table:table table:name="livro_structure">
        <table:table-column table:number-columns-repeated="5"/>
        <table:table-row>
          <table:table-cell office:value-type="string">
            <text:p>id_livro</text:p>
          </table:table-cell>
          <table:table-cell office:value-type="string">
            <text:p>titulo</text:p>
          </table:table-cell>
          <table:table-cell office:value-type="string">
            <text:p>isbn</text:p>
          </table:table-cell>
          <table:table-cell office:value-type="string">
            <text:p>quantidade_disponivel</text:p>
          </table:table-cell>
          <table:table-cell office:value-type="string">
            <text:p>id_editora</text:p>
          </table:table-cell>
        </table:table-row>
      </table:table>
      <text:h text:outline-level="2" text:style-name="Heading_2" text:is-list-header="true">Estrutura para tabela livro_assunto</text:h>
      <table:table table:name="livro_assunt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livro_assunt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livr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livro (id_livr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assunt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assunto (id_assunt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livro_assunto</text:h>
      <table:table table:name="livro_assunto_structure">
        <table:table-column table:number-columns-repeated="3"/>
        <table:table-row>
          <table:table-cell office:value-type="string">
            <text:p>id_livro_assunto</text:p>
          </table:table-cell>
          <table:table-cell office:value-type="string">
            <text:p>id_livro</text:p>
          </table:table-cell>
          <table:table-cell office:value-type="string">
            <text:p>id_assunto</text:p>
          </table:table-cell>
        </table:table-row>
      </table:table>
      <text:h text:outline-level="2" text:style-name="Heading_2" text:is-list-header="true">Estrutura para tabela livro_autor</text:h>
      <table:table table:name="livro_autor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livro_autor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livr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livro (id_livr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autor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autor (id_autor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livro_autor</text:h>
      <table:table table:name="livro_autor_structure">
        <table:table-column table:number-columns-repeated="3"/>
        <table:table-row>
          <table:table-cell office:value-type="string">
            <text:p>id_livro_autor</text:p>
          </table:table-cell>
          <table:table-cell office:value-type="string">
            <text:p>id_livro</text:p>
          </table:table-cell>
          <table:table-cell office:value-type="string">
            <text:p>id_autor</text:p>
          </table:table-cell>
        </table:table-row>
      </table:table>
      <text:h text:outline-level="2" text:style-name="Heading_2" text:is-list-header="true">Estrutura para tabela reserva</text:h>
      <table:table table:name="reserva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reserva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reserva</text:p>
          </table:table-cell>
          <table:table-cell office:value-type="string">
            <text:p>date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usuari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usuario (id_usuari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livr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livro (id_livr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reserva</text:h>
      <table:table table:name="reserva_structure">
        <table:table-column table:number-columns-repeated="4"/>
        <table:table-row>
          <table:table-cell office:value-type="string">
            <text:p>id_reserva</text:p>
          </table:table-cell>
          <table:table-cell office:value-type="string">
            <text:p>data_reserva</text:p>
          </table:table-cell>
          <table:table-cell office:value-type="string">
            <text:p>id_usuario</text:p>
          </table:table-cell>
          <table:table-cell office:value-type="string">
            <text:p>id_livro</text:p>
          </table:table-cell>
        </table:table-row>
      </table:table>
      <text:h text:outline-level="2" text:style-name="Heading_2" text:is-list-header="true">Estrutura para tabela tipo_usuario</text:h>
      <table:table table:name="tipo_usuari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tipo_usuari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cricao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tipo_usuario</text:h>
      <table:table table:name="tipo_usuario_structure">
        <table:table-column table:number-columns-repeated="2"/>
        <table:table-row>
          <table:table-cell office:value-type="string">
            <text:p>id_tipo_usuario</text:p>
          </table:table-cell>
          <table:table-cell office:value-type="string">
            <text:p>descricao</text:p>
          </table:table-cell>
        </table:table-row>
      </table:table>
      <text:h text:outline-level="2" text:style-name="Heading_2" text:is-list-header="true">Estrutura para tabela usuario</text:h>
      <table:table table:name="usuari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_usuario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nascimento</text:p>
          </table:table-cell>
          <table:table-cell office:value-type="string">
            <text:p>date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10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3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2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1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2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nha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tipo_usuario</text:p>
          </table:table-cell>
          <table:table-cell office:value-type="string">
            <text:p>int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>tipo_usuario (id_tipo_usuari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usuario</text:h>
      <table:table table:name="usuario_structure">
        <table:table-column table:number-columns-repeated="11"/>
        <table:table-row>
          <table:table-cell office:value-type="string">
            <text:p>id_usuario</text:p>
          </table:table-cell>
          <table:table-cell office:value-type="string">
            <text:p>nome</text:p>
          </table:table-cell>
          <table:table-cell office:value-type="string">
            <text:p>data_nascimento</text:p>
          </table:table-cell>
          <table:table-cell office:value-type="string">
            <text:p>endereco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cep</text:p>
          </table:table-cell>
          <table:table-cell office:value-type="string">
            <text:p>telefone</text:p>
          </table:table-cell>
          <table:table-cell office:value-type="string">
            <text:p>email</text:p>
          </table:table-cell>
          <table:table-cell office:value-type="string">
            <text:p>senha</text:p>
          </table:table-cell>
          <table:table-cell office:value-type="string">
            <text:p>id_tipo_usuario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11-07T16:20:10+01:00</meta:creation-date>
  </office:meta>
</office:document-meta>
</file>